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svg:stroke-opacity="100%" draw:fill-color="#ffffff" draw:opacity="100%" draw:textarea-horizontal-align="justify" draw:textarea-vertical-align="middle" draw:auto-grow-height="false" fo:min-height="28.345cm" fo:min-width="20.407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svg:stroke-opacity="100%" draw:fill="solid" draw:fill-color="#ffffff" draw:opacity="100%" draw:textarea-horizontal-align="justify" draw:textarea-vertical-align="middle" draw:auto-grow-height="false" fo:min-height="0.811cm" fo:min-width="20.401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svg:stroke-opacity="100%" draw:fill-color="#ffffff" draw:opacity="100%" draw:textarea-horizontal-align="justify" draw:textarea-vertical-align="middle" draw:auto-grow-height="false" fo:min-height="2.281cm" fo:min-width="20.407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draw:stroke="none" svg:stroke-color="#000000" svg:stroke-opacity="100%" draw:fill="none" draw:fill-color="#ffffff" draw:opacity="100%" draw:textarea-horizontal-align="left" draw:textarea-vertical-align="middle" draw:auto-grow-height="true" draw:auto-grow-width="false" fo:min-height="2.135cm" fo:min-width="18.515cm"/>
      <style:paragraph-properties style:writing-mode="lr-tb"/>
    </style:style>
    <style:style style:name="gr5" style:family="graphic" style:parent-style-name="standard">
      <style:graphic-properties draw:stroke="none" svg:stroke-color="#000000" svg:stroke-opacity="100%" draw:fill="none" draw:fill-color="#ffffff" draw:opacity="100%" draw:textarea-horizontal-align="left" draw:auto-grow-height="true" draw:auto-grow-width="false" fo:min-height="1.423cm" fo:min-width="11.727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svg:stroke-opacity="100%" draw:fill="solid" draw:fill-color="#ffffff" draw:opacity="100%" draw:textarea-horizontal-align="justify" draw:textarea-vertical-align="middle" draw:auto-grow-height="false" fo:min-height="1.178cm" fo:min-width="3.245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svg:stroke-opacity="100%" draw:fill-color="#ffffff" draw:opacity="100%" draw:textarea-horizontal-align="justify" draw:textarea-vertical-align="middle" draw:auto-grow-height="false" fo:min-height="1.178cm" fo:min-width="3.245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svg:stroke-opacity="100%" draw:fill="solid" draw:fill-color="#ffffff" draw:opacity="100%" draw:textarea-horizontal-align="justify" draw:textarea-vertical-align="middle" draw:auto-grow-height="false" fo:min-height="1.647cm" fo:min-width="4.445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  <style:text-properties fo:color="#000000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Caladea" fo:font-size="20pt" style:font-size-asian="22pt" style:font-size-complex="22pt"/>
    </style:style>
    <style:style style:name="P5" style:family="paragraph">
      <loext:graphic-properties draw:fill="none" draw:fill-color="#ffffff" draw:opacity="100%"/>
      <style:paragraph-properties fo:text-align="center" style:writing-mode="lr-tb"/>
      <style:text-properties fo:color="#000000"/>
    </style:style>
    <style:style style:name="P6" style:family="paragraph">
      <style:paragraph-properties fo:text-align="center" style:writing-mode="lr-tb"/>
      <style:text-properties fo:color="#000000" fo:font-size="16pt" style:font-size-asian="16pt" style:font-size-complex="16pt"/>
    </style:style>
    <style:style style:name="P7" style:family="paragraph">
      <loext:graphic-properties draw:fill="solid" draw:fill-color="#ffffff" draw:opacity="100%"/>
      <style:paragraph-properties fo:text-align="center" style:writing-mode="lr-tb"/>
      <style:text-properties fo:color="#000000" fo:font-size="16pt" style:font-size-asian="16pt" style:font-size-complex="16pt"/>
    </style:style>
    <style:style style:name="P8" style:family="paragraph">
      <loext:graphic-properties draw:fill="none"/>
      <style:paragraph-properties fo:text-align="center"/>
      <style:text-properties fo:color="#000000"/>
    </style:style>
    <style:style style:name="P9" style:family="paragraph">
      <loext:graphic-properties draw:fill-color="#ffffff" draw:opacity="100%"/>
      <style:paragraph-properties fo:text-align="center" style:writing-mode="lr-tb"/>
      <style:text-properties fo:color="#000000" fo:font-size="16pt" style:font-size-asian="16pt" style:font-size-complex="16pt"/>
    </style:style>
    <style:style style:name="P10" style:family="paragraph">
      <style:paragraph-properties fo:text-align="center" style:writing-mode="lr-tb"/>
      <style:text-properties fo:color="#000000" fo:font-size="22pt"/>
    </style:style>
    <style:style style:name="P11" style:family="paragraph">
      <loext:graphic-properties draw:fill="solid" draw:fill-color="#ffffff" draw:opacity="100%"/>
      <style:paragraph-properties fo:text-align="center" style:writing-mode="lr-tb"/>
      <style:text-properties fo:color="#000000" fo:font-size="22pt"/>
    </style:style>
    <style:style style:name="P12" style:family="paragraph">
      <style:paragraph-properties fo:text-align="center" style:writing-mode="lr-tb"/>
      <style:text-properties fo:color="#000000"/>
    </style:style>
    <style:style style:name="P13" style:family="paragraph">
      <loext:graphic-properties draw:fill="solid" draw:fill-color="#ffffff" draw:opacity="100%"/>
      <style:paragraph-properties fo:text-align="center" style:writing-mode="lr-tb"/>
      <style:text-properties fo:color="#000000"/>
    </style:style>
    <style:style style:name="T1" style:family="text">
      <style:text-properties fo:color="#000000" style:font-name="Caladea" fo:font-size="20pt" style:font-size-asian="22pt" style:font-size-complex="22pt"/>
    </style:style>
    <style:style style:name="T2" style:family="text">
      <style:text-properties fo:color="#000000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color="#000000" style:text-position="super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0.987cm" svg:height="28.675cm" draw:transform="skewX (-0.00314159265358979) rotate (3.1384510609362) translate (20.997cm 28.70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2" draw:layer="layout" svg:width="20.981cm" svg:height="1.141cm" svg:x="0.014cm" svg:y="28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measurelines" svg:width="20.987cm" svg:height="2.611cm" svg:x="0.01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9.685cm" svg:height="2.385cm" svg:x="0.742cm" svg:y="0.028cm">
          <draw:text-box>
            <text:p text:style-name="P3"><text:span text:style-name="T1">Instagram Attack Surface for OSINT Investigations</text:span></text:p>
          </draw:text-box>
        </draw:frame>
        <draw:frame draw:style-name="gr5" draw:text-style-name="P5" draw:layer="layout" svg:width="12.772cm" svg:height="1.673cm" svg:x="4.176cm" svg:y="28.717cm">
          <draw:text-box>
            <text:p text:style-name="P3"><text:span text:style-name="T2">Last Updated: 22 May 2020 by @Sinwindie</text:span></text:p>
          </draw:text-box>
        </draw:frame>
        <draw:custom-shape draw:style-name="gr6" draw:text-style-name="P7" draw:layer="layout" svg:width="3.957cm" svg:height="1.64cm" svg:x="11.188cm" svg:y="2.851cm">
          <text:p text:style-name="P6"><text:span text:style-name="T3">Video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0.769cm" svg:y="7.637cm">
          <text:p text:style-name="P6"><text:span text:style-name="T3">Account 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0.772cm" svg:y="15.576cm">
          <text:p text:style-name="P6"><text:span text:style-name="T3">Verified</text:span></text:p>
          <text:p text:style-name="P6"><text:span text:style-name="T3">Bad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0.771cm" svg:y="9.623cm">
          <text:p text:style-name="P6"><text:span text:style-name="T3">Profile</text:span></text:p>
          <text:p text:style-name="P6"><text:span text:style-name="T3">Phot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16.265cm" svg:y="7.637cm">
          <text:p text:style-name="P6"><text:span text:style-name="T3">Follow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16.258cm" svg:y="9.623cm">
          <text:p text:style-name="P6"><text:span text:style-name="T3">Follow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0.771cm" svg:y="13.594cm">
          <text:p text:style-name="P6"><text:span text:style-name="T3"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0.769cm" svg:y="11.608cm">
          <text:p text:style-name="P6"><text:span text:style-name="T3">User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16.258cm" svg:y="15.576cm">
          <text:p text:style-name="P6"><text:span text:style-name="T3">3</text:span><text:span text:style-name="T4">rd</text:span><text:span text:style-name="T3"> Party</text:span></text:p>
          <text:p text:style-name="P6"><text:span text:style-name="T3">Scraped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16.258cm" svg:y="13.594cm">
          <text:p text:style-name="P6"><text:span text:style-name="T3">Biograph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16.258cm" svg:y="11.608cm">
          <text:p text:style-name="P6"><text:span text:style-name="T3">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7.025cm" svg:y1="10.461cm" svg:x2="5.013cm" svg:y2="10.461cm">
          <text:p/>
        </draw:line>
        <draw:line draw:style-name="gr7" draw:text-style-name="P8" draw:layer="layout" svg:x1="7.025cm" svg:y1="14.417cm" svg:x2="5.013cm" svg:y2="14.417cm">
          <text:p/>
        </draw:line>
        <draw:line draw:style-name="gr7" draw:text-style-name="P8" draw:layer="layout" svg:x1="7.022cm" svg:y1="16.361cm" svg:x2="5.013cm" svg:y2="16.361cm">
          <text:p/>
        </draw:line>
        <draw:line draw:style-name="gr7" draw:text-style-name="P8" draw:layer="layout" svg:x1="7.025cm" svg:y1="8.461cm" svg:x2="5.013cm" svg:y2="8.461cm">
          <text:p/>
        </draw:line>
        <draw:line draw:style-name="gr7" draw:text-style-name="P8" draw:layer="layout" svg:x1="9.739cm" svg:y1="12.417cm" svg:x2="5.013cm" svg:y2="12.417cm">
          <text:p/>
        </draw:line>
        <draw:line draw:style-name="gr8" draw:text-style-name="P8" draw:layer="layout" svg:x1="7.023cm" svg:y1="8.461cm" svg:x2="7.023cm" svg:y2="16.358cm">
          <text:p/>
        </draw:line>
        <draw:line draw:style-name="gr7" draw:text-style-name="P8" draw:layer="layout" svg:x1="14.028cm" svg:y1="10.461cm" svg:x2="16.04cm" svg:y2="10.461cm">
          <text:p/>
        </draw:line>
        <draw:line draw:style-name="gr7" draw:text-style-name="P8" draw:layer="layout" svg:x1="14.028cm" svg:y1="14.417cm" svg:x2="16.04cm" svg:y2="14.417cm">
          <text:p/>
        </draw:line>
        <draw:line draw:style-name="gr7" draw:text-style-name="P8" draw:layer="layout" svg:x1="14.031cm" svg:y1="16.361cm" svg:x2="16.04cm" svg:y2="16.361cm">
          <text:p/>
        </draw:line>
        <draw:line draw:style-name="gr7" draw:text-style-name="P8" draw:layer="layout" svg:x1="14.028cm" svg:y1="8.461cm" svg:x2="16.04cm" svg:y2="8.461cm">
          <text:p/>
        </draw:line>
        <draw:line draw:style-name="gr7" draw:text-style-name="P8" draw:layer="layout" svg:x1="11.314cm" svg:y1="12.417cm" svg:x2="16.04cm" svg:y2="12.417cm">
          <text:p/>
        </draw:line>
        <draw:line draw:style-name="gr8" draw:text-style-name="P8" draw:layer="layout" svg:x1="14.03cm" svg:y1="8.461cm" svg:x2="14.03cm" svg:y2="16.358cm">
          <text:p/>
        </draw:line>
        <draw:custom-shape draw:style-name="gr9" draw:text-style-name="P9" draw:layer="layout" svg:width="3.957cm" svg:height="1.64cm" svg:x="0.76cm" svg:y="2.851cm">
          <text:p text:style-name="P6"><text:span text:style-name="T3">Photo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957cm" svg:height="1.64cm" svg:x="5.738cm" svg:y="2.851cm">
          <text:p text:style-name="P6"><text:span text:style-name="T3">Tex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16.256cm" svg:y="2.851cm">
          <text:p text:style-name="P6"><text:span text:style-name="T3">Lin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0.76cm" svg:y="5.631cm">
          <text:p text:style-name="P6"><text:span text:style-name="T3">Tagged</text:span></text:p>
          <text:p text:style-name="P6"><text:span text:style-name="T3">Accou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16.256cm" svg:y="5.631cm">
          <text:p text:style-name="P6"><text:span text:style-name="T3">Location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2.743cm" svg:y1="5.317cm" svg:x2="2.743cm" svg:y2="4.578cm">
          <text:p/>
        </draw:line>
        <draw:line draw:style-name="gr7" draw:text-style-name="P8" draw:layer="layout" svg:x1="7.732cm" svg:y1="5.317cm" svg:x2="7.732cm" svg:y2="4.579cm">
          <text:p/>
        </draw:line>
        <draw:line draw:style-name="gr7" draw:text-style-name="P8" draw:layer="layout" svg:x1="13.154cm" svg:y1="5.317cm" svg:x2="13.154cm" svg:y2="4.58cm">
          <text:p/>
        </draw:line>
        <draw:line draw:style-name="gr7" draw:text-style-name="P8" draw:layer="layout" svg:x1="18.254cm" svg:y1="5.317cm" svg:x2="18.254cm" svg:y2="4.581cm">
          <text:p/>
        </draw:line>
        <draw:line draw:style-name="gr8" draw:text-style-name="P8" draw:layer="layout" svg:x1="2.741cm" svg:y1="5.317cm" svg:x2="18.258cm" svg:y2="5.317cm">
          <text:p/>
        </draw:line>
        <draw:line draw:style-name="gr7" draw:text-style-name="P8" draw:layer="layout" svg:x1="10.547cm" svg:y1="11.41cm" svg:x2="10.547cm" svg:y2="10.158cm">
          <text:p/>
        </draw:line>
        <draw:line draw:style-name="gr8" draw:text-style-name="P8" draw:layer="layout" svg:x1="10.547cm" svg:y1="7.911cm" svg:x2="10.547cm" svg:y2="5.329cm">
          <text:p/>
        </draw:line>
        <draw:custom-shape draw:style-name="gr10" draw:text-style-name="P11" draw:layer="layout" svg:width="5.207cm" svg:height="2.159cm" svg:x="7.936cm" svg:y="11.372cm">
          <text:p text:style-name="P10"><text:span text:style-name="T3">Instagram Account</text:span></text:p>
          <text:p text:style-name="P10"><text:span text:style-name="T3">(Star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5.207cm" svg:height="2.159cm" svg:x="7.908cm" svg:y="7.862cm">
          <text:p text:style-name="P12"><text:span text:style-name="T2">Storie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0.54cm" svg:y1="6.461cm" svg:x2="5.014cm" svg:y2="6.461cm">
          <text:p/>
        </draw:line>
        <draw:line draw:style-name="gr7" draw:text-style-name="P8" draw:layer="layout" svg:x1="10.54cm" svg:y1="6.461cm" svg:x2="16.041cm" svg:y2="6.461cm">
          <text:p/>
        </draw:line>
        <draw:line draw:style-name="gr7" draw:text-style-name="P8" draw:layer="layout" svg:x1="10.547cm" svg:y1="13.459cm" svg:x2="10.547cm" svg:y2="14.711cm">
          <text:p/>
        </draw:line>
        <draw:custom-shape draw:style-name="gr6" draw:text-style-name="P7" draw:layer="layout" svg:width="3.957cm" svg:height="1.64cm" svg:x="6cm" svg:y="26.65cm">
          <text:p text:style-name="P6"><text:span text:style-name="T3">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16.258cm" svg:y="22.634cm">
          <text:p text:style-name="P6"><text:span text:style-name="T3">Lik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11.1cm" svg:y="26.614cm">
          <text:p text:style-name="P6"><text:span text:style-name="T3">Time Post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0.546cm" svg:y1="18.817cm" svg:x2="13.841cm" svg:y2="18.817cm">
          <text:p/>
        </draw:line>
        <draw:line draw:style-name="gr8" draw:text-style-name="P8" draw:layer="layout" svg:x1="10.547cm" svg:y1="16.714cm" svg:x2="10.547cm" svg:y2="25.454cm">
          <text:p/>
        </draw:line>
        <draw:custom-shape draw:style-name="gr6" draw:text-style-name="P7" draw:layer="layout" svg:width="3.957cm" svg:height="1.64cm" svg:x="16.251cm" svg:y="20.651cm">
          <text:p text:style-name="P6"><text:span text:style-name="T3">Hashtag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0.765cm" svg:y="20.629cm">
          <text:p text:style-name="P6"><text:span text:style-name="T3">Tagged</text:span></text:p>
          <text:p text:style-name="P6"><text:span text:style-name="T3">Accou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0.765cm" svg:y="22.651cm">
          <text:p text:style-name="P6"><text:span text:style-name="T3">Photo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16.251cm" svg:y="24.652cm">
          <text:p text:style-name="P6"><text:span text:style-name="T3">Location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57cm" svg:height="1.64cm" svg:x="0.765cm" svg:y="24.652cm">
          <text:p text:style-name="P6"><text:span text:style-name="T3">Video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0.526cm" svg:y1="23.492cm" svg:x2="5.014cm" svg:y2="23.492cm">
          <text:p/>
        </draw:line>
        <draw:line draw:style-name="gr7" draw:text-style-name="P8" draw:layer="layout" svg:x1="10.553cm" svg:y1="25.436cm" svg:x2="5.014cm" svg:y2="25.436cm">
          <text:p/>
        </draw:line>
        <draw:line draw:style-name="gr7" draw:text-style-name="P8" draw:layer="layout" svg:x1="10.526cm" svg:y1="21.492cm" svg:x2="5.014cm" svg:y2="21.492cm">
          <text:p/>
        </draw:line>
        <draw:line draw:style-name="gr7" draw:text-style-name="P8" draw:layer="layout" svg:x1="10.553cm" svg:y1="23.492cm" svg:x2="16.041cm" svg:y2="23.492cm">
          <text:p/>
        </draw:line>
        <draw:line draw:style-name="gr7" draw:text-style-name="P8" draw:layer="layout" svg:x1="10.5cm" svg:y1="25.436cm" svg:x2="16.041cm" svg:y2="25.436cm">
          <text:p/>
        </draw:line>
        <draw:line draw:style-name="gr7" draw:text-style-name="P8" draw:layer="layout" svg:x1="10.553cm" svg:y1="21.492cm" svg:x2="16.041cm" svg:y2="21.492cm">
          <text:p/>
        </draw:line>
        <draw:line draw:style-name="gr7" draw:text-style-name="P8" draw:layer="layout" svg:x1="7.979cm" svg:y1="25.436cm" svg:x2="7.979cm" svg:y2="26.59cm">
          <text:p/>
        </draw:line>
        <draw:line draw:style-name="gr7" draw:text-style-name="P8" draw:layer="layout" svg:x1="13.013cm" svg:y1="25.436cm" svg:x2="13.013cm" svg:y2="26.59cm">
          <text:p/>
        </draw:line>
        <draw:line draw:style-name="gr8" draw:text-style-name="P8" draw:layer="layout" svg:x1="10.546cm" svg:y1="20.416cm" svg:x2="16.608cm" svg:y2="20.416cm">
          <text:p/>
        </draw:line>
        <draw:line draw:style-name="gr8" draw:text-style-name="P8" draw:layer="layout" svg:x1="16.609cm" svg:y1="19.352cm" svg:x2="16.609cm" svg:y2="20.421cm">
          <text:p/>
        </draw:line>
        <draw:line draw:style-name="gr7" draw:text-style-name="P8" draw:layer="layout" svg:x1="10.608cm" svg:y1="18.815cm" svg:x2="7.313cm" svg:y2="18.815cm">
          <text:p/>
        </draw:line>
        <draw:line draw:style-name="gr8" draw:text-style-name="P8" draw:layer="layout" svg:x1="10.546cm" svg:y1="20.416cm" svg:x2="4.546cm" svg:y2="20.416cm">
          <text:p/>
        </draw:line>
        <draw:line draw:style-name="gr8" draw:text-style-name="P8" draw:layer="layout" svg:x1="4.554cm" svg:y1="19.358cm" svg:x2="4.554cm" svg:y2="20.427cm">
          <text:p/>
        </draw:line>
        <draw:custom-shape draw:style-name="gr10" draw:text-style-name="P13" draw:layer="layout" svg:width="5.207cm" svg:height="2.159cm" svg:x="14.021cm" svg:y="17.761cm">
          <text:p text:style-name="P12"><text:span text:style-name="T2">Replie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5.207cm" svg:height="2.159cm" svg:x="1.921cm" svg:y="17.761cm">
          <text:p text:style-name="P12"><text:span text:style-name="T2">Tagge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5.207cm" svg:height="2.159cm" svg:x="7.945cm" svg:y="14.862cm">
          <text:p text:style-name="P12"><text:span text:style-name="T2">Post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4T10:59:44.874224109</meta:creation-date>
    <dc:date>2021-07-03T16:02:46.396542138</dc:date>
    <meta:editing-duration>PT9H11M6S</meta:editing-duration>
    <meta:editing-cycles>74</meta:editing-cycles>
    <meta:generator>LibreOffice/6.4.7.2$Linux_X86_64 LibreOffice_project/40$Build-2</meta:generator>
    <meta:document-statistic meta:object-count="71"/>
  </office:meta>
</office:document-meta>
</file>